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e1b"/>
    </style:style>
    <style:style style:name="P2" style:family="paragraph" style:parent-style-name="Standard">
      <style:text-properties officeooo:rsid="000b2e1b" officeooo:paragraph-rsid="000b2e1b"/>
    </style:style>
    <style:style style:name="P3" style:family="paragraph" style:parent-style-name="Standard">
      <style:text-properties officeooo:rsid="000b2e1b" officeooo:paragraph-rsid="000b2e1b"/>
    </style:style>
    <style:style style:name="P4" style:family="paragraph" style:parent-style-name="Standard">
      <style:text-properties officeooo:rsid="000c43bd" officeooo:paragraph-rsid="000c4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quer sur l’image de la region, donne sur page avec les principales legendes</text:p>
      <text:p text:style-name="P2"><text:s/></text:p>
      <text:p text:style-name="P2"/>
      <text:p text:style-name="P4">menu hamburger</text:p>
      <text:p text:style-name="P4"/>
      <text:p text:style-name="P4">images qui apparaissent </text:p>
      <text:p text:style-name="P4"/>
      <text:p text:style-name="P4">carrouss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6:35:36.410000000</meta:creation-date>
    <dc:date>2022-10-19T10:26:09.236000000</dc:date>
    <meta:editing-duration>PT1H7M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" meta:word-count="19" meta:character-count="127" meta:non-whitespace-character-count="110"/>
  </office:meta>
</office:document-meta>
</file>